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69e50" officeooo:paragraph-rsid="00169e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BNV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8T15:00:35.933000000</dc:date>
    <meta:editing-duration>PT4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1.1.2$Windows_X86_64 LibreOffice_project/fe0b08f4af1bacafe4c7ecc87ce55bb426164676</meta:generator>
  </office:meta>
</office:document-meta>
</file>